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129A00000EDAF6A0AD3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m1" text:anchor-type="paragraph" svg:width="10.079cm" svg:height="8.047cm" draw:z-index="0"><draw:image xlink:href="Pictures/100000000000129A00000EDAF6A0AD3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4T08:49:31.924359359</meta:creation-date>
    <dc:date>2014-07-24T08:51:18.479836088</dc:date>
    <meta:editing-duration>P0D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4.2.4.2$Linux_X86_64 LibreOffice_project/420m0$Build-2</meta:generator>
  </office:meta>
</office:document-meta>
</file>